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text-shadow="1pt 1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715cm" svg:height="4.445cm" svg:x="11.795cm" svg:y="7.985cm">
          <text:p text:style-name="P1">mainpag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32cm" svg:y1="10.207cm" svg:x2="17.51cm" svg:y2="10.208cm" draw:start-shape="id1" draw:start-glue-point="3" draw:end-shape="id2" draw:end-glue-point="7" svg:d="m21320 10207h-1905v1h-1905">
          <text:p/>
        </draw:connector>
        <draw:connector draw:style-name="gr2" draw:text-style-name="P1" draw:layer="layout" svg:x1="8.62cm" svg:y1="10.207cm" svg:x2="11.795cm" svg:y2="10.207cm" draw:start-shape="id3" draw:start-glue-point="1" draw:end-shape="id2" svg:d="m8620 10207h3175">
          <text:p/>
        </draw:connector>
        <draw:custom-shape draw:style-name="gr3" draw:text-style-name="P1" draw:id="id4" draw:layer="layout" svg:width="6.985cm" svg:height="3.175cm" svg:x="11.16cm" svg:y="16.875cm">
          <text:p text:style-name="P1">aboutbep.html</text:p>
          <draw:enhanced-geometry svg:viewBox="0 0 21600 21600" draw:type="rectangle" draw:enhanced-path="M 0 0 L 21600 0 21600 21600 0 21600 0 0 Z N"/>
        </draw:custom-shape>
        <draw:rect draw:style-name="gr4" draw:text-style-name="P1" draw:id="id1" draw:layer="layout" svg:width="6.985cm" svg:height="3.175cm" svg:x="21.32cm" svg:y="8.62cm">
          <text:p text:style-name="P1">bephistory.html</text:p>
        </draw:rect>
        <draw:rect draw:style-name="gr4" draw:text-style-name="P1" draw:id="id3" draw:layer="layout" svg:width="6.985cm" svg:height="3.175cm" svg:x="1.635cm" svg:y="8.62cm">
          <text:p text:style-name="P1">bepalbums.html</text:p>
        </draw:rect>
        <draw:rect draw:style-name="gr5" draw:text-style-name="P1" draw:id="id5" draw:layer="layout" svg:width="6.985cm" svg:height="3.175cm" svg:x="11.16cm" svg:y="1.635cm">
          <text:p text:style-name="P1">index.html</text:p>
        </draw:rect>
        <draw:connector draw:style-name="gr6" draw:text-style-name="P1" draw:layer="layout" svg:x1="14.652cm" svg:y1="16.875cm" svg:x2="14.652cm" svg:y2="12.43cm" draw:start-shape="id4" draw:end-shape="id2" draw:end-glue-point="6" svg:d="m14652 16875v-4445">
          <text:p/>
        </draw:connector>
        <draw:connector draw:style-name="gr6" draw:text-style-name="P1" draw:layer="layout" svg:x1="14.652cm" svg:y1="4.81cm" svg:x2="14.652cm" svg:y2="7.985cm" draw:start-shape="id5" draw:start-glue-point="2" draw:end-shape="id2" draw:end-glue-point="4" svg:d="m14652 4810v3175">
          <text:p/>
        </draw:connector>
      </draw:page>
      <draw:page draw:name="page2" draw:style-name="dp1" draw:master-page-name="Default">
        <draw:custom-shape draw:style-name="gr7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9.7cm" svg:height="4.175cm" svg:x="0cm" svg:y="0cm">
          <text:p text:style-name="P1"><text:span text:style-name="T1">Title.jp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4.445cm" svg:height="0.635cm" svg:x="0.365cm" svg:y="8.62cm">
          <text:p text:style-name="P1">Button4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0.635cm" svg:x="0.365cm" svg:y="4.81cm">
          <text:p text:style-name="P1">Button1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0.635cm" svg:x="0.365cm" svg:y="9.89cm">
          <text:p text:style-name="P1">Button5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0.635cm" svg:x="0.365cm" svg:y="6.08cm">
          <text:p text:style-name="P1">Button2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0.635cm" svg:x="0.365cm" svg:y="7.35cm">
          <text:p text:style-name="P1">Button3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2.62cm" svg:height="5.715cm" svg:x="6.08cm" svg:y="4.81cm">
          <text:p text:style-name="P1"><text:span text:style-name="T2">Pic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7.305cm" svg:height="2.49cm" svg:x="1.635cm" svg:y="17.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685cm" svg:height="5.715cm" svg:x="4.81cm" svg:y="11.16cm">
          <text:p text:style-name="P1">M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udent </meta:initial-creator>
    <meta:creation-date>2012-04-12T15:07:04</meta:creation-date>
    <dc:date>2012-06-21T15:08:44</dc:date>
    <meta:editing-duration>PT01H10M22S</meta:editing-duration>
    <meta:editing-cycles>7</meta:editing-cycles>
    <meta:generator>OpenOffice.org/3.2$Linux OpenOffice.org_project/320m19$Build-9505</meta:generator>
    <dc:creator>student </dc:creator>
    <meta:document-statistic meta:object-count="19"/>
  </office:meta>
</office:document-meta>
</file>